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58.74mm"/>
    </style:style>
    <style:style style:name="co5" style:family="table-column">
      <style:table-column-properties fo:break-before="auto" style:column-width="5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16.25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C-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Client Starts. Waits For Haanrad Connectio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</text:p>
          </table:table-cell>
          <table:table-cell office:value-type="string" calcext:value-type="string">
            <text:p>--DEBUG</text:p>
          </table:table-cell>
          <table:table-cell table:number-columns-repeated="2" office:value-type="string" calcext:value-type="string">
            <text:p>Client Starts in Debug. Waits For Haanrad Connec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C-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Ctrl +C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Client Shutsdown. Terminates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C-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Haanrad Connect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Interactive Mode Enables Prompting Us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C-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Haanrad Connects</text:p>
          </table:table-cell>
          <table:table-cell office:value-type="string" calcext:value-type="string">
            <text:p>--DEBUG</text:p>
          </table:table-cell>
          <table:table-cell table:number-columns-repeated="2" office:value-type="string" calcext:value-type="string">
            <text:p>Interactive Mode Enables Prompting Use. Debug Output <text:s/>Also Prints Regularily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Send hexec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TLS packet sends comman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Send hlisten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TLS packet sends comman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Send hsync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TLS packet sends comman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C-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Enter ‘check’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Client checks for messages from Haanrad, prompting none if there are none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C-1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Enter ‘bufcheck’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Client prints out the contents of the current buffer to conso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C-1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) Start Client 2) Haanrad Connects 3) Enter ‘bufclear’ comman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ame as C-4 and Client clears the contents of the current buffer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H-1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rror That Client IP is requir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H-2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</text:p>
          </table:table-cell>
          <table:table-cell office:value-type="string" calcext:value-type="string">
            <text:p>-c 127.0.0.1</text:p>
          </table:table-cell>
          <table:table-cell table:number-columns-repeated="2" office:value-type="string" calcext:value-type="string">
            <text:p>Haanrad Starts. Not Output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H-3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</text:p>
          </table:table-cell>
          <table:table-cell office:value-type="string" calcext:value-type="string">
            <text:p>-c 127.0.0.1 --DEBUG</text:p>
          </table:table-cell>
          <table:table-cell table:number-columns-repeated="2" office:value-type="string" calcext:value-type="string">
            <text:p>Haanrad Starts. Debug Output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H-4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</text:p>
          </table:table-cell>
          <table:table-cell office:value-type="string" calcext:value-type="string">
            <text:p>-c 127.0.0.1 --HINT</text:p>
          </table:table-cell>
          <table:table-cell table:number-columns-repeated="2" office:value-type="string" calcext:value-type="string">
            <text:p>Haanrad Starts. Rename has -bd appended to it in ps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H-5</text:p>
          </table:table-cell>
          <table:table-cell office:value-type="string" calcext:value-type="string">
            <text:p>Haanrad</text:p>
          </table:table-cell>
          <table:table-cell office:value-type="string" calcext:value-type="string">
            <text:p>1) Start Haanrad 2) Visit A Website</text:p>
          </table:table-cell>
          <table:table-cell office:value-type="string" calcext:value-type="string">
            <text:p>-c 127.0.0.1</text:p>
          </table:table-cell>
          <table:table-cell table:number-columns-repeated="2" office:value-type="string" calcext:value-type="string">
            <text:p>Haanrad Starts. On Visit Website DNS Request sent to client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style-name="Default" office:value-type="string" calcext:value-type="string">
            <text:p>H-6</text:p>
          </table:table-cell>
          <table:table-cell table:style-name="Default" office:value-type="string" calcext:value-type="string">
            <text:p>Haanrad</text:p>
          </table:table-cell>
          <table:table-cell office:value-type="string" calcext:value-type="string">
            <text:p>1) Start Haanrad with config file</text:p>
          </table:table-cell>
          <table:table-cell office:value-type="string" calcext:value-type="string">
            <text:p>-c 127.0.0.1 -t 10</text:p>
          </table:table-cell>
          <table:table-cell table:number-columns-repeated="2" office:value-type="string" calcext:value-type="string">
            <text:p>All configurations read in correctly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table:style-name="Default" office:value-type="string" calcext:value-type="string">
            <text:p>H-7</text:p>
          </table:table-cell>
          <table:table-cell table:style-name="Default" office:value-type="string" calcext:value-type="string">
            <text:p>Haanrad</text:p>
          </table:table-cell>
          <table:table-cell office:value-type="string" calcext:value-type="string">
            <text:p>1) Start Haanrad with config file and console commands</text:p>
          </table:table-cell>
          <table:table-cell office:value-type="string" calcext:value-type="string">
            <text:p>On Console: --DEBUG | On file: -c 127.0.0.1 -t 10</text:p>
          </table:table-cell>
          <table:table-cell table:number-columns-repeated="2" office:value-type="string" calcext:value-type="string">
            <text:p>All configurations read in correctly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HC-1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exec ls 4) Enter check on client until response</text:p>
          </table:table-cell>
          <table:table-cell office:value-type="string" calcext:value-type="string">
            <text:p>Haanrad: -c 127.0.0.1 | Client: None</text:p>
          </table:table-cell>
          <table:table-cell office:value-type="string" calcext:value-type="string">
            <text:p>Haanrad Connects. Request is sent, response comes bac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C-2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exec ls 4) Enter check on client until response</text:p>
          </table:table-cell>
          <table:table-cell office:value-type="string" calcext:value-type="string">
            <text:p>Haanrad: -c 127.0.0.1 | Client: None</text:p>
          </table:table-cell>
          <table:table-cell office:value-type="string" calcext:value-type="string">
            <text:p>Haanrad Connects. Request is sent, response comes ba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C-3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listen /haanrad 4) Enter check on client until response</text:p>
          </table:table-cell>
          <table:table-cell office:value-type="string" calcext:value-type="string">
            <text:p>Haanrad: -c 127.0.0.1 | Client: None</text:p>
          </table:table-cell>
          <table:table-cell office:value-type="string" calcext:value-type="string">
            <text:p>Haanrad Connects. Request is sent, response comes bac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C-4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sync /haanrad 4) Enter check on client until response</text:p>
          </table:table-cell>
          <table:table-cell office:value-type="string" calcext:value-type="string">
            <text:p>Haanrad: -c 127.0.0.1 | Client: None</text:p>
          </table:table-cell>
          <table:table-cell office:value-type="string" calcext:value-type="string">
            <text:p>Haanrad Connects. Request is sent, response comes back. File is syncd localy in ./sync fold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C-5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exec ls 4) Enter check on client until response</text:p>
          </table:table-cell>
          <table:table-cell office:value-type="string" calcext:value-type="string">
            <text:p>Haanrad: -c 127.0.0.1 -t 0 | Client: None</text:p>
          </table:table-cell>
          <table:table-cell office:value-type="string" calcext:value-type="string">
            <text:p>Haanrad Connects. Request is sent, response comes back very fast (may fail to recv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C-6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exec ls 4) Enter check on client until response</text:p>
          </table:table-cell>
          <table:table-cell office:value-type="string" calcext:value-type="string">
            <text:p>Haanrad: -c 127.0.0.1 -t 0 | Client: None</text:p>
          </table:table-cell>
          <table:table-cell office:value-type="string" calcext:value-type="string">
            <text:p>Haanrad Connects. Request is sent, response comes back very fast (may fail to recv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C-7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listen /haanrad 4) Enter check on client until response</text:p>
          </table:table-cell>
          <table:table-cell office:value-type="string" calcext:value-type="string">
            <text:p>Haanrad: -c 127.0.0.1 -t 0 | Client: None</text:p>
          </table:table-cell>
          <table:table-cell office:value-type="string" calcext:value-type="string">
            <text:p>Haanrad Connects. Request is sent, response comes back very fast (may fail to recv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C-8</text:p>
          </table:table-cell>
          <table:table-cell office:value-type="string" calcext:value-type="string">
            <text:p>Haanrad &amp; Client</text:p>
          </table:table-cell>
          <table:table-cell office:value-type="string" calcext:value-type="string">
            <text:p>1) Start Client 2) Start Haanrad 3) Enter send hsync /haanrad 4) Enter check on client until response</text:p>
          </table:table-cell>
          <table:table-cell office:value-type="string" calcext:value-type="string">
            <text:p>Haanrad: -c 127.0.0.1 -t 0 | Client: None</text:p>
          </table:table-cell>
          <table:table-cell office:value-type="string" calcext:value-type="string">
            <text:p>Haanrad Connects. Request is sent, response comes back. File is syncd localy in ./sync folder (may fail to recv)</text:p>
          </table:table-cell>
          <table:table-cell table:number-columns-repeated="2"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11-29T17:50:48.489618991</meta:creation-date>
    <meta:generator>LibreOffice/5.1.6.2.0$Linux_X86_64 LibreOffice_project/10$Build-2</meta:generator>
    <dc:date>2016-11-29T19:00:25.805588859</dc:date>
    <dc:creator>Ben Soer</dc:creator>
    <meta:editing-duration>PT1H9M31S</meta:editing-duration>
    <meta:editing-cycles>25</meta:editing-cycles>
    <meta:document-statistic meta:table-count="1" meta:cell-count="173" meta:object-count="0"/>
  </office:meta>
</office:document-meta>
</file>